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97">
            <text:p>1497</text:p>
          </table:table-cell>
          <table:table-cell table:style-name="ce23" office:value-type="float" office:value="1158">
            <text:p>11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83">
            <text:p>1183</text:p>
          </table:table-cell>
          <table:table-cell table:style-name="ce23" office:value-type="float" office:value="585">
            <text:p>5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78">
            <text:p>1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89">
            <text:p>1789</text:p>
          </table:table-cell>
          <table:table-cell table:style-name="ce23" office:value-type="float" office:value="319">
            <text:p>3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23">
            <text:p>5823</text:p>
          </table:table-cell>
          <table:table-cell table:style-name="ce23" office:value-type="float" office:value="2539">
            <text:p>25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7">
            <text:p>5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7">
            <text:p>737</text:p>
          </table:table-cell>
          <table:table-cell table:style-name="ce23" office:value-type="float" office:value="198">
            <text:p>1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95">
            <text:p>109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98">
            <text:p>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9">
            <text:p>5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39">
            <text:p>1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35">
            <text:p>2735</text:p>
          </table:table-cell>
          <table:table-cell table:style-name="ce23" office:value-type="float" office:value="432">
            <text:p>4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209">
            <text:p>5209</text:p>
          </table:table-cell>
          <table:table-cell table:style-name="ce23" office:value-type="float" office:value="1996">
            <text:p>19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032">
            <text:p>11032</text:p>
          </table:table-cell>
          <table:table-cell table:style-name="ce23" office:value-type="float" office:value="4535">
            <text:p>453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